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f365" officeooo:paragraph-rsid="000a10ab"/>
    </style:style>
    <style:style style:name="P2" style:family="paragraph" style:parent-style-name="Standard">
      <style:text-properties fo:font-weight="bold" officeooo:rsid="0008f365" officeooo:paragraph-rsid="000a10ab" style:font-weight-asian="bold" style:font-weight-complex="bold"/>
    </style:style>
    <style:style style:name="P3" style:family="paragraph" style:parent-style-name="Standard">
      <style:text-properties officeooo:paragraph-rsid="000a10ab"/>
    </style:style>
    <style:style style:name="P4" style:family="paragraph" style:parent-style-name="Standard">
      <style:text-properties officeooo:rsid="000a10ab" officeooo:paragraph-rsid="000a10ab"/>
    </style:style>
    <style:style style:name="P5" style:family="paragraph" style:parent-style-name="Standard" style:list-style-name="L2">
      <style:text-properties officeooo:rsid="0008f365" officeooo:paragraph-rsid="000a10ab"/>
    </style:style>
    <style:style style:name="P6" style:family="paragraph" style:parent-style-name="Standard" style:list-style-name="L5">
      <style:text-properties officeooo:rsid="0008f365" officeooo:paragraph-rsid="000a10ab"/>
    </style:style>
    <style:style style:name="P7" style:family="paragraph" style:parent-style-name="Standard" style:list-style-name="L7">
      <style:text-properties officeooo:rsid="001005fe" officeooo:paragraph-rsid="001005fe"/>
    </style:style>
    <style:style style:name="P8" style:family="paragraph" style:parent-style-name="Standard" style:list-style-name="L1">
      <style:text-properties officeooo:rsid="00105517" officeooo:paragraph-rsid="00105517"/>
    </style:style>
    <style:style style:name="P9" style:family="paragraph" style:parent-style-name="Standard" style:list-style-name="L3">
      <style:text-properties officeooo:rsid="00105517" officeooo:paragraph-rsid="00105517"/>
    </style:style>
    <style:style style:name="P10" style:family="paragraph" style:parent-style-name="Standard" style:list-style-name="L4">
      <style:text-properties officeooo:rsid="00105517" officeooo:paragraph-rsid="00105517"/>
    </style:style>
    <style:style style:name="P11" style:family="paragraph" style:parent-style-name="Standard" style:list-style-name="L5">
      <style:text-properties officeooo:rsid="00105517" officeooo:paragraph-rsid="00105517"/>
    </style:style>
    <style:style style:name="P12" style:family="paragraph" style:parent-style-name="Standard" style:list-style-name="L8">
      <style:text-properties officeooo:rsid="00105517" officeooo:paragraph-rsid="00105517"/>
    </style:style>
    <style:style style:name="P13" style:family="paragraph" style:parent-style-name="Standard" style:list-style-name="L6">
      <style:text-properties officeooo:rsid="0011bad1" officeooo:paragraph-rsid="0011bad1"/>
    </style:style>
    <style:style style:name="P14" style:family="paragraph" style:parent-style-name="Standard" style:list-style-name="L7">
      <style:text-properties officeooo:rsid="0011bad1" officeooo:paragraph-rsid="0011bad1"/>
    </style:style>
    <style:style style:name="T1" style:family="text">
      <style:text-properties officeooo:rsid="0008f365"/>
    </style:style>
    <style:style style:name="T2" style:family="text">
      <style:text-properties officeooo:rsid="0011ba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27</text:span>.02.2019</text:p>
      <text:p text:style-name="P1">Daily Scrum metting</text:p>
      <text:p text:style-name="P1"/>
      <text:p text:style-name="P1"/>
      <text:p text:style-name="P2">Allgemein</text:p>
      <text:p text:style-name="P1"/>
      <text:p text:style-name="P1">Getan:</text:p>
      <text:list xml:id="list505269317" text:style-name="L1">
        <text:list-item>
          <text:p text:style-name="P8">Vorstellen des Projektes vor dem Productowner</text:p>
        </text:list-item>
      </text:list>
      <text:list xml:id="list107066273" text:style-name="L2">
        <text:list-header>
          <text:p text:style-name="P5"/>
        </text:list-header>
      </text:list>
      <text:p text:style-name="P2">Frontend</text:p>
      <text:p text:style-name="P1"/>
      <text:p text:style-name="P1">Getan:</text:p>
      <text:list xml:id="list2173971525" text:style-name="L3">
        <text:list-item>
          <text:p text:style-name="P9">NULL Json values werden als leerer String verstanden</text:p>
        </text:list-item>
        <text:list-item>
          <text:p text:style-name="P9">Code kommentiert</text:p>
        </text:list-item>
        <text:list-item>
          <text:p text:style-name="P9">Windows depoyment erstellt</text:p>
        </text:list-item>
      </text:list>
      <text:p text:style-name="P3"/>
      <text:p text:style-name="P4">Problem:</text:p>
      <text:list xml:id="list930920851" text:style-name="L4">
        <text:list-item>
          <text:p text:style-name="P10">keine</text:p>
        </text:list-item>
      </text:list>
      <text:p text:style-name="P3"/>
      <text:p text:style-name="P1">Ziele:</text:p>
      <text:list xml:id="list1384630319" text:style-name="L5">
        <text:list-item>
          <text:p text:style-name="P11">Dokumentation</text:p>
        </text:list-item>
        <text:list-item>
          <text:p text:style-name="P11">Kommentierung fertigstellen</text:p>
        </text:list-item>
        <text:list-item>
          <text:p text:style-name="P11">Debug und Deadcode entfernen</text:p>
        </text:list-item>
        <text:list-item>
          <text:p text:style-name="P11">Deployment auf <text:span text:style-name="T2">S</text:span>chulrechner testen</text:p>
          <text:p text:style-name="P6"/>
        </text:list-item>
      </text:list>
      <text:p text:style-name="P2">Backend</text:p>
      <text:p text:style-name="P1"/>
      <text:p text:style-name="P1">Getan:</text:p>
      <text:list xml:id="list3625639363" text:style-name="L6">
        <text:list-item>
          <text:p text:style-name="P13">Code kommentiert</text:p>
        </text:list-item>
      </text:list>
      <text:p text:style-name="P1"/>
      <text:p text:style-name="P1">Ziel:</text:p>
      <text:list xml:id="list997446634" text:style-name="L7">
        <text:list-item>
          <text:p text:style-name="P7">Jar als Exe zu packen für die Windowsinstallation</text:p>
        </text:list-item>
        <text:list-item>
          <text:p text:style-name="P7">Readme /Dokumentation</text:p>
        </text:list-item>
        <text:list-item>
          <text:p text:style-name="P14">Installscript neu schreiben (java/groovy)</text:p>
        </text:list-item>
      </text:list>
      <text:p text:style-name="P4"/>
      <text:p text:style-name="P4">Probleme:</text:p>
      <text:list xml:id="list2829855592" text:style-name="L8">
        <text:list-item>
          <text:p text:style-name="P12">Powershell script kann nicht an Schulrechnern ausgeführt werden, da dependencies fehlen →<text:span text:style-name="T2"> install script in java/groovy schreib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1:34:34.035338900</meta:creation-date>
    <dc:date>2019-02-28T11:40:04.826000000</dc:date>
    <meta:editing-duration>PT32M</meta:editing-duration>
    <meta:editing-cycles>8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28" meta:word-count="94" meta:character-count="617" meta:non-whitespace-character-count="565"/>
  </office:meta>
</office:document-meta>
</file>